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Liberation Sans'" style:font-family-asian="'Liberation Sans'" style:font-family-complex="'Liberation Sans'" fo:background-color="transparent" style:use-window-font-color="true"/>
    </style:style>
    <style:style style:name="T2" style:family="text">
      <style:text-properties fo:font-size="12.00pt" fo:font-weight="bold" fo:font-family="'Liberation Sans'" style:font-family-asian="'Liberation Sans'" style:font-family-complex="'Liberation Sans'" fo:background-color="transparent" style:use-window-font-color="true"/>
    </style:style>
    <style:style style:name="T3" style:family="text">
      <style:text-properties fo:font-size="14.00pt" fo:font-weight="bold" fo:font-family="'Liberation Sans'" style:font-family-asian="'Liberation Sans'" style:font-family-complex="'Liberation Sans'" fo:background-color="transparent" style:use-window-font-color="true"/>
    </style:style>
    <style:style style:name="T4" style:family="text">
      <style:text-properties fo:font-size="12.00pt" fo:font-weight="bold" fo:font-family="'Liberation Sans'" style:font-family-asian="'Liberation Sans'" style:font-family-complex="'Liberation Sans'" fo:background-color="transparent" style:use-window-font-color="true"/>
    </style:style>
    <style:style style:name="T5" style:family="text">
      <style:text-properties fo:font-size="14.00pt" fo:font-weight="bold" fo:font-family="'Liberation Sans'" style:font-family-asian="'Liberation Sans'" style:font-family-complex="'Liberation Sans'"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Liberation Sans'" style:font-family-asian="'Liberation Sans'" style:font-family-complex="'Liberation Sans'"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Liberation Sans'" style:font-family-asian="'Liberation Sans'" style:font-family-complex="'Liberation Sans'"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top="12.00pt" fo:margin-bottom="6.00pt"/>
    </style:style>
    <style:style style:name="P6" style:family="paragraph">
      <style:paragraph-properties fo:line-height="100.00%" fo:text-align="left" fo:margin-bottom="6.00pt"/>
    </style:style>
  </office:automatic-styles>
  <office:body>
    <office:text>
      <text:p text:style-name="P1"><text:span text:style-name="T1">Nom del Projecte: </text:span></text:p>
      <text:p text:style-name="P1"><text:span text:style-name="T2">Tattoo Ink Reservation</text:span></text:p>
      <text:p text:style-name="P1"><text:span text:style-name="T3">Alumnes:</text:span></text:p>
      <text:p text:style-name="P1"><text:span text:style-name="T4">Arnau Pérez, Erik Jiménez y Raúl Franco</text:span></text:p>
      <text:p text:style-name="P1"><text:span text:style-name="T5">Descripció bàsica:</text:span></text:p>
      <text:p text:style-name="P2"><text:span text:style-name="T6">Es una aplicación para la gestión y administración de una tienda de tatuajes, compatible con PC, Android y iOS.</text:span></text:p>
      <text:p text:style-name="P2"><text:span text:style-name="T6">Esta pensada para poder facilitar la reserva al cliente y proporcionar información del dicho al administrador de la tienda. </text:span></text:p>
      <text:p text:style-name="P2"><text:span text:style-name="T6">Por una parte, tendremos la aplicación móvil dónde el usuario podrá hacer la reserva con su tatuador favorito, y, por otro lado, tenemos la página web donde el administrador podrá ver toda la información necesaria para el correcto funcionamiento de su tienda.</text:span></text:p>
      <text:p text:style-name="P3"><text:span text:style-name="T7">Anàlisi funcional:</text:span></text:p>
      <text:p text:style-name="P3"><text:span text:style-name="T8">Interfaz Android/iOS: </text:span></text:p>
      <text:p text:style-name="P3"><text:span text:style-name="T8">1. Login:<text:s text:c="2"/></text:span></text:p>
      <text:p text:style-name="P3"><text:span text:style-name="T8">- Interfaz dónde el usuario, una vez registrado<text:s text:c="2"/>y verificado su cuenta, podrá acceder a su usuario sin problema. Aquí también habrá la posibilidad de poder recuperar su contraseña. </text:span></text:p>
      <text:p text:style-name="P3"><text:span text:style-name="T8">2. Resgistrarse: </text:span></text:p>
      <text:p text:style-name="P3"><text:span text:style-name="T8">- Interfaz dónde el usuario crea su cuenta para posteriormente acceder, introducirá sus datos personales y contraseña, y deberá aceptar los términos y condiciones de uso.</text:span></text:p>
      <text:p text:style-name="P3"><text:span text:style-name="T8">2.1. Términos y condiciones de uso:</text:span></text:p>
      <text:p text:style-name="P3"><text:span text:style-name="T8">-<text:s text:c="2"/>En la interfaz de registrarse será posible acceder a una pantalla dónde estarán los las condiciones, para que el usuario pueda leerlas.</text:span></text:p>
      <text:p text:style-name="P3"><text:span text:style-name="T8">3. Home:</text:span></text:p>
      <text:p text:style-name="P3"><text:span text:style-name="T8">- Interfaz dónde el usuario tendrá fotografías de tatuajes hechos por el tatuador. </text:span></text:p>
      <text:p text:style-name="P3"><text:span text:style-name="T8">4. Calendario: </text:span></text:p>
      <text:p text:style-name="P3"><text:span text:style-name="T8">- Interfaz dónde el usuario podrá escoger su tatuador favorito y ver su horario, con el fin, de escoger el día para su deseado tatuaje.</text:span></text:p>
      <text:p text:style-name="P3"><text:span text:style-name="T8">4.1. Reserva:</text:span></text:p>
      <text:p text:style-name="P3"><text:span text:style-name="T8">- Una vez el usuario haya seleccionado el día, previamente habiendo seleccionado un tatuador, tendrá la posibilidad de escoger la hora y una serie de aspectos de la reserva. Dicho y hecho esto la reserva estará hecha.</text:span></text:p>
      <text:p text:style-name="P3"><text:span text:style-name="T8">5. Mis Reservas:</text:span></text:p>
      <text:p text:style-name="P3"><text:span text:style-name="T8">- Interfaz dónde el usuario dispondrá de una lista de sus reservas con sus datos, sin necesidad de ir al calendario y buscarla. Aquí también habrá la posibilidad de poder eliminar reservas.</text:span></text:p>
      <text:p text:style-name="P3"><text:span text:style-name="T8">5. Perfil:</text:span></text:p>
      <text:p text:style-name="P3"><text:span text:style-name="T8">-<text:s text:c="2"/>Interfaz dónde el usuario tendrá a sus datos de la cuenta, y podrá cambiarlos cuando desee.</text:span></text:p>
      <text:p text:style-name="P3"><text:span text:style-name="T8">6. Contacto:</text:span></text:p>
      <text:p text:style-name="P3"><text:span text:style-name="T8">- Interfaz dónde el usuario tendrá los datos de la tienda a su disposición.</text:span></text:p>
      <text:p text:style-name="P3"><text:span text:style-name="T9"/></text:p>
      <text:p text:style-name="P4"><text:span text:style-name="T10">Interfaz Web:</text:span></text:p>
      <text:p text:style-name="P4"><text:span text:style-name="T11"/></text:p>
      <text:p text:style-name="P4"><text:span text:style-name="T12">1 . Login:</text:span></text:p>
      <text:p text:style-name="P4"><text:span text:style-name="T12">-Interfaz dónde el administrador podrá acceder a nuestra web de administración.</text:span></text:p>
      <text:p text:style-name="P5"><text:span text:style-name="T12">2. Inicio: </text:span></text:p>
      <text:p text:style-name="P5"><text:span text:style-name="T12">-<text:s text:c="2"/>Interfaz dónde el administrador puede visualizar las imágenes subidas .Podrá añadir imágenes y borrarlas.</text:span></text:p>
      <text:p text:style-name="P5"><text:span text:style-name="T12">3. Calendario: </text:span></text:p>
      <text:p text:style-name="P5"><text:span text:style-name="T12">- Interfaz dónde el administrador podrá escoger el tatuador y administrar sus citas. Las citas pueden ser modificadas , borradas o crear de nuevas.</text:span></text:p>
      <text:p text:style-name="P5"><text:span text:style-name="T12">4. Trabajador:</text:span></text:p>
      <text:p text:style-name="P5"><text:span text:style-name="T12">-Interfaz en la cual nos muestra los trabajadores actuales y podemos modificarlos o eliminarlos.</text:span></text:p>
      <text:p text:style-name="P5"><text:span text:style-name="T12">5. Nuevo Trabajador:</text:span></text:p>
      <text:p text:style-name="P5"><text:span text:style-name="T12">-Interfaz donde podremos crear un nuevo trabajador .</text:span></text:p>
      <text:p text:style-name="P5"><text:span text:style-name="T12">6.Horario</text:span></text:p>
      <text:p text:style-name="P5"><text:span text:style-name="T12">-En esta interfaz veremos el horario actual de la tienda y podremos modificarlo.</text:span></text:p>
      <text:p text:style-name="P5"><text:span text:style-name="T12">7.Festivos</text:span></text:p>
      <text:p text:style-name="P5"><text:span text:style-name="T12">-Interfaz con una lista de los festivos de la tienda. Podremos añadir nuevos días o eliminarlos.</text:span></text:p>
      <text:p text:style-name="P5"><text:span text:style-name="T12">8.Perfil</text:span></text:p>
      <text:p text:style-name="P5"><text:span text:style-name="T12">-Interfaz donde se muestra los datos de la tienda, estos serán modificables.</text:span></text:p>
      <text:p text:style-name="P5"><text:span text:style-name="T13"/></text:p>
      <text:p text:style-name="P5"><text:span text:style-name="T14">Anàlisi no funcional:</text:span></text:p>
      <text:p text:style-name="P6"><text:span text:style-name="T15">El proyecto esta hecho con Nativescript Core , y para ello hemos utilizado un editor de código fuente llamado Visual Studio Code.</text:span></text:p>
      <text:p text:style-name="P6"><text:span text:style-name="T15">Para la base de datos hemos utilizado Firebase, donde hay almacenado todas las colecciones, además de las fotografías y los usuarios registrados.</text:span></text:p>
      <text:p text:style-name="P6"><text:span text:style-name="T15">Hemos hecho servir github para subir el proyecto, tanto web, como móvil.</text:span></text:p>
      <text:p text:style-name="P6"><text:span text:style-name="T15">Para implementar el UML</text:span></text:p>
      <text:p text:style-name="P6"><text:span text:style-name="T15">Para hacer el prototipo hemos utilizado una herramienta llamada proto.io, dónde hay opciones de crear variables para el funcionamiento en la interfaz, interacciones ...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